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no Pro Caption" svg:font-family="'Arno Pro Caption'"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cm" fo:margin-right="0cm" fo:text-indent="1.249cm" style:auto-text-indent="false"/>
      <style:text-properties fo:font-weight="bold" style:font-weight-asian="bold"/>
    </style:style>
    <style:style style:name="P2" style:family="paragraph" style:parent-style-name="Standard">
      <style:text-properties style:font-name="Times New Roman" fo:font-size="12pt" fo:font-weight="bold" style:font-size-asian="12pt" style:font-weight-asian="bold" style:font-size-complex="10pt"/>
    </style:style>
    <style:style style:name="P3" style:family="paragraph" style:parent-style-name="Standard">
      <style:paragraph-properties fo:margin-top="0cm" fo:margin-bottom="0cm" fo:line-height="100%"/>
      <style:text-properties style:font-name="Times New Roman" fo:font-size="10pt" style:font-size-asian="10pt" style:font-size-complex="10pt"/>
    </style:style>
    <style:style style:name="P4" style:family="paragraph" style:parent-style-name="Standard">
      <style:paragraph-properties fo:margin-top="0cm" fo:margin-bottom="0cm" fo:line-height="100%"/>
      <style:text-properties style:font-name="Times New Roman" fo:font-size="10pt" fo:font-weight="bold" style:font-size-asian="10pt" style:font-weight-asian="bold" style:font-size-complex="10pt"/>
    </style:style>
    <style:style style:name="P5" style:family="paragraph" style:parent-style-name="Standard">
      <style:paragraph-properties fo:margin-top="0cm" fo:margin-bottom="0cm" fo:line-height="100%"/>
      <style:text-properties style:font-name="Times New Roman" fo:font-size="12pt" fo:font-weight="bold" style:font-size-asian="12pt" style:font-weight-asian="bold" style:font-size-complex="10pt"/>
    </style:style>
    <style:style style:name="P6" style:family="paragraph" style:parent-style-name="Standard">
      <style:paragraph-properties fo:margin-top="0cm" fo:margin-bottom="0cm" fo:line-height="100%"/>
      <style:text-properties style:font-name="Times New Roman"/>
    </style:style>
    <style:style style:name="P7" style:family="paragraph" style:parent-style-name="Standard">
      <style:paragraph-properties fo:margin-top="0cm" fo:margin-bottom="0cm" fo:line-height="100%"/>
      <style:text-properties style:font-name="Times New Roman" fo:font-size="14pt" fo:font-weight="bold" style:font-size-asian="14pt" style:font-weight-asian="bold" style:font-size-complex="10pt"/>
    </style:style>
    <style:style style:name="P8" style:family="paragraph" style:parent-style-name="Standard" style:master-page-name="Standard">
      <style:paragraph-properties fo:text-align="center" style:justify-single-word="false" style:page-number="auto"/>
      <style:text-properties style:font-name="Times New Roman" fo:font-size="14pt" fo:font-weight="bold" style:font-size-asian="14pt" style:font-weight-asian="bold" style:font-size-complex="10pt"/>
    </style:style>
    <style:style style:name="P9" style:family="paragraph" style:parent-style-name="List_20_Paragraph" style:list-style-name="WWNum1">
      <style:paragraph-properties fo:margin-top="0.423cm" fo:margin-bottom="0cm" fo:line-height="100%"/>
      <style:text-properties style:font-name="Times New Roman"/>
    </style:style>
    <style:style style:name="P10" style:family="paragraph" style:parent-style-name="List_20_Paragraph" style:list-style-name="WWNum1">
      <style:paragraph-properties fo:margin-top="0.423cm" fo:margin-bottom="0cm" fo:line-height="100%"/>
      <style:text-properties style:font-name="Times New Roman" fo:font-size="10pt" style:font-size-asian="10pt" style:font-size-complex="10pt"/>
    </style:style>
    <style:style style:name="P11" style:family="paragraph" style:parent-style-name="List_20_Paragraph" style:list-style-name="WWNum2">
      <style:paragraph-properties fo:margin-top="0cm" fo:margin-bottom="0cm" fo:line-height="100%"/>
      <style:text-properties style:font-name="Times New Roman" fo:font-size="10pt" style:font-size-asian="10pt" style:font-size-complex="10pt"/>
    </style:style>
    <style:style style:name="P12" style:family="paragraph" style:parent-style-name="List_20_Paragraph" style:list-style-name="WWNum2">
      <style:paragraph-properties fo:margin-top="0cm" fo:margin-bottom="0cm" fo:line-height="100%"/>
      <style:text-properties style:font-name="Times New Roman"/>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font-size="10pt" style:text-underline-style="solid" style:text-underline-width="auto" style:text-underline-color="font-color" fo:font-weight="bold" style:font-size-asian="10pt" style:font-weight-asian="bold" style:font-size-complex="10pt"/>
    </style:style>
    <style:style style:name="T6" style:family="text">
      <style:text-properties fo:font-size="10pt" style:font-name-asian="Wingdings1" style:font-size-asian="10pt" style:font-name-complex="Wingdings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STRUKCJA OBSŁUGI<text:bookmark text:name="_GoBack"/></text:p>
      <text:p text:style-name="P2">1. DLACZEGO NALEŻY DBAĆ O ŚWIEŻY TATUAŻ</text:p>
      <text:p text:style-name="P3">Jakość efektu końcowego w 50% zależy od pracy tatuatora, a w 50% od przebiegu gojenia. Brak higieny oraz procesu pielęgnacji tatuażu skutkuje brakami w kolorach, liniach, a także bardzo łatwo można doprowadzić do infekcji tatuażu, która często kończy się pojawieniem blizn, wypłynięciem tuszu oraz wieloma różnorakimi chorobami skórnymi, których leczenie może zając kilka miesięcy. Należy pamiętać, że tatuaż jest otwartą raną, która wymaga specjalnej uwagi i opieki.</text:p>
      <text:p text:style-name="P4"/>
      <text:p text:style-name="P5">2. PROCES PIELĘGNACJI TATUAŻU</text:p>
      <text:p text:style-name="P4"/>
      <text:p text:style-name="P6"><text:span text:style-name="T1">a)</text:span><text:span text:style-name="T2"> Po zabiegu, na delikatnie posmarowaną wazeliną skórę, na kilka godzin nakłada się folię, aby ograniczyć dostęp powietrza do tatuażu. Zapobiega to wysychaniu osocza na powierzchni skóry i tworzeniu się strupków. Poza tym folia ogranicza dostęp bakterii z zewnątrz.</text:span></text:p>
      <text:p text:style-name="P6"><text:span text:style-name="T1">b)</text:span><text:span text:style-name="T2"> Po ściągnięciu folii ( około 3h od założenia) <text:s/>przemywamy tatuaż letnią lub zimna wodą z mydłem antybakteryjnym </text:span><text:span text:style-name="T3"><text:s/></text:span><text:span text:style-name="T2">lub zwykłym szarym mydłem Biały Jeleń. Zimna woda zmniejsza obrzęk i ból po zabiegu.</text:span></text:p>
      <text:p text:style-name="P6"><text:span text:style-name="T1">c)</text:span><text:span text:style-name="T2"> Tatuaż osuszamy czystym ręcznikiem kuchennym - papierowym, tu ważna sprawa -Podczas wycierania tatuażu pamiętaj o tym, aby wytrzeć go tak aby kolory/cienie były matowe! </text:span><text:span text:style-name="T4">Nie należy wycierać <text:s/>go energicznie tylko delikatnie !</text:span></text:p>
      <text:p text:style-name="P6"><text:span text:style-name="T1">d) </text:span><text:span text:style-name="T2">Po wytarciu tatuażu pozwól mu trochę pooddychać (10 - 30 min) na powietrzu, a po paru minutach posmaruj go cienką warstwą maści i znowu załóż podkład – podkład nosimy przez 3 - 5 dni – do momentu pojawienia się „strupków” (ten moment jest kwestia indywidualna).</text:span></text:p>
      <text:p text:style-name="P6"><text:span text:style-name="T1">e) </text:span><text:span text:style-name="T2"><text:s/>Powyższe czynności pielęgnacyjne powtarzamy </text:span><text:span text:style-name="T4"><text:s/>2 -3 razy dziennie </text:span><text:span text:style-name="T2"><text:s/>(rano /popołudniu/na noc ) przez około tydzień, później częstotliwość przemywania można zmniejszyć. </text:span></text:p>
      <text:p text:style-name="P6"><text:span text:style-name="T1">f)</text:span><text:span text:style-name="T2"> <text:s/>Okres smarowania trwa MINIMUM 3 tygodnie. Później zaleca <text:s/>sporadyczne dalsze smarowanie tatuażu.</text:span></text:p>
      <text:p text:style-name="P4"/>
      <text:p text:style-name="P6"><text:span text:style-name="T5">Dermalize pro</text:span><text:span text:style-name="T1"> - </text:span><text:span text:style-name="T2"><text:s/>ściągnąć po </text:span><text:span text:style-name="T4">minimum</text:span><text:span text:style-name="T2"> 24h, jednak można nosić około dwóch dni jeżeli nie zbierze się pod folią krew/osocze (duża ilość osocza i krwi powoduje odklejanie się folii) Po ściągnięciu opatrunku , obowiązuje powyższy proces pielęgnacji:</text:span></text:p>
      <text:p text:style-name="P4"/>
      <text:p text:style-name="P5">3. CZYM PIELĘGNOWAĆ – POTRZEBNE RZECZY</text:p>
      <text:list xml:id="list1492347682701896032" text:style-name="WWNum1">
        <text:list-item>
          <text:p text:style-name="P9"><text:span text:style-name="T5">MASŁO KOKOSOWE – NIERAFINOWANE </text:span><text:span text:style-name="T2"><text:s/>(mające smak i zapach) / MASŁO SHEA - NIERAFINOWANE<text:line-break/>ewentualnie maść Bepanthen <text:s/>(Do kupienia w każdej aptece bez recepty)</text:span></text:p>
        </text:list-item>
        <text:list-item>
          <text:p text:style-name="P10">Podkład pieluchowy/higieniczny np. Seni, dostępny w każdej aptece</text:p>
        </text:list-item>
        <text:list-item>
          <text:p text:style-name="P10">Jedwabna taśma lub plaster do przyklejenia folii</text:p>
        </text:list-item>
        <text:list-item>
          <text:p text:style-name="P10">Szare mydło, płyn do higieny intymnej -do przemywania tatuażu. Nie mogą być perfumowane / zawierać żadnych olejków zapachowych.</text:p>
        </text:list-item>
      </text:list>
      <text:p text:style-name="P7"/>
      <text:p text:style-name="P5">4. CZEGO NIE WOLNO</text:p>
      <text:p text:style-name="P4"/>
      <text:list xml:id="list3656539654727805244" text:style-name="WWNum2">
        <text:list-item>
          <text:p text:style-name="P11">Pić alkoholu - co najmniej 24h przed zabiegiem i 72h po zabiegu, zaleca się abstynencje do około tygodnia</text:p>
        </text:list-item>
        <text:list-item>
          <text:p text:style-name="P12"><text:span text:style-name="T2">Zażywania stymulantów / narkotyków pobudzających ( ze względu na częste pytania, można palić i to nie tylko papierosy)</text:span></text:p>
        </text:list-item>
        <text:list-item>
          <text:p text:style-name="P11">Opalać świeżego tatuażu , minimum 6 tyg. – (stosujemy kremy z silnym filtrem 50 bądź blokery )</text:p>
        </text:list-item>
        <text:list-item>
          <text:p text:style-name="P11">Kąpać się w wannie , basenie, w jeziorze itd. - przez minimum 3 tygodnie.</text:p>
        </text:list-item>
        <text:list-item>
          <text:p text:style-name="P11">Zdrapywać strupków</text:p>
        </text:list-item>
        <text:list-item>
          <text:p text:style-name="P11">doprowadzać do nadmiernej potliwości np. siłownia</text:p>
        </text:list-item>
        <text:list-item>
          <text:p text:style-name="P11">Drapać, całować, lizać itd. tatuażu</text:p>
        </text:list-item>
        <text:list-item>
          <text:p text:style-name="P11">Smarować tatuażu WAZELINĄ, Nivea <text:s/>itd.</text:p>
        </text:list-item>
        <text:list-item>
          <text:p text:style-name="P12"><text:span text:style-name="T2">Dotykać tatuażu brudnymi rękom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no Pro Caption" svg:font-family="'Arno Pro Caption'"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fo:color="#00000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text-properties fo:color="#00000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Segoe UI" fo:font-size="9pt" style:font-size-asian="9pt" style:font-name-complex="Segoe UI1" style:font-size-complex="9pt"/>
    </style:style>
    <style:style style:name="Nagłówek_20_Znak" style:display-name="Nagłówek Znak" style:family="text" style:parent-style-name="Default_20_Paragraph_20_Font"/>
    <style:style style:name="Nagłówek_20_Znak1" style:display-name="Nagłówek Znak1" style:family="text" style:parent-style-name="Default_20_Paragraph_20_Font">
      <style:text-properties fo:color="#00000a"/>
    </style:style>
    <style:style style:name="Tekst_20_podstawowy_20_Znak" style:display-name="Tekst podstawowy Znak" style:family="text" style:parent-style-name="Default_20_Paragraph_20_Font">
      <style:text-properties fo:color="#00000a"/>
    </style:style>
    <style:style style:name="ListLabel_20_1" style:display-name="ListLabel 1" style:family="text">
      <style:text-properties fo:font-size="10pt" style:font-size-asian="10pt"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1.249cm" style:auto-text-indent="false"/>
      <style:text-properties fo:font-weight="bold" style:font-weight-asian="bol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ny</meta:initial-creator>
    <dc:creator>Maciej Bogucki</dc:creator>
    <meta:editing-cycles>5</meta:editing-cycles>
    <meta:print-date>2017-04-26T14:02:00</meta:print-date>
    <meta:creation-date>2017-04-26T12:00:00</meta:creation-date>
    <dc:date>2017-05-26T21:59:06.38</dc:date>
    <meta:editing-duration>PT36M44S</meta:editing-duration>
    <meta:generator>OpenOffice/4.1.2$Win32 OpenOffice.org_project/412m3$Build-9782</meta:generator>
    <meta:document-statistic meta:table-count="0" meta:image-count="0" meta:object-count="0" meta:page-count="1" meta:paragraph-count="26" meta:word-count="469" meta:character-count="30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